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.897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1cm" svg:height="3.811cm" svg:x="5.61cm" svg:y="4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1cm" svg:height="1.271cm" svg:x="12.009cm" svg:y="10.468cm">
          <text:p text:style-name="P2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1cm" svg:height="3.225cm" svg:x="12.008cm" svg:y="11.74cm">
          <text:p text:style-name="P2"><text:span text:style-name="T1">RowSe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1cm" svg:height="1.271cm" svg:x="11.907cm" svg:y="4.766cm">
          <text:p text:style-name="P2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1cm" svg:height="3.142cm" svg:x="11.906cm" svg:y="6.038cm">
          <text:p text:style-name="P2"><text:span text:style-name="T1">RowSe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15cm" svg:y1="6.71cm" svg:x2="9.42cm" svg:y2="6.71cm">
          <text:p/>
        </draw:line>
        <draw:line draw:style-name="gr3" draw:text-style-name="P2" draw:layer="layout" svg:x1="9.382cm" svg:y1="5.445cm" svg:x2="9.382cm" svg:y2="6.715cm">
          <text:p/>
        </draw:line>
        <draw:line draw:style-name="gr4" draw:text-style-name="P2" draw:layer="layout" svg:x1="9.382cm" svg:y1="5.46cm" svg:x2="11.795cm" svg:y2="5.445cm">
          <text:p/>
        </draw:line>
        <draw:line draw:style-name="gr3" draw:text-style-name="P2" draw:layer="layout" svg:x1="11.922cm" svg:y1="7.223cm" svg:x2="10.652cm" svg:y2="7.223cm">
          <text:p/>
        </draw:line>
        <draw:line draw:style-name="gr3" draw:text-style-name="P2" draw:layer="layout" svg:x1="15.859cm" svg:y1="7.35cm" svg:x2="15.859cm" svg:y2="12.53cm">
          <text:p/>
        </draw:line>
        <draw:line draw:style-name="gr4" draw:text-style-name="P2" draw:layer="layout" svg:x1="15.859cm" svg:y1="12.557cm" svg:x2="14.589cm" svg:y2="12.557cm">
          <text:p/>
        </draw:line>
        <draw:custom-shape draw:style-name="gr1" draw:text-style-name="P1" draw:layer="layout" svg:width="12.23cm" svg:height="12.695cm" svg:x="4.81cm" svg:y="2.90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741cm" svg:height="0.962cm" svg:x="13.065cm" svg:y="2.905cm">
          <draw:text-box>
            <text:p>Data model</text:p>
          </draw:text-box>
        </draw:frame>
        <draw:line draw:style-name="gr4" draw:text-style-name="P2" draw:layer="layout" svg:x1="3.667cm" svg:y1="12.43cm" svg:x2="4.81cm" svg:y2="12.43cm">
          <text:p/>
        </draw:line>
        <draw:line draw:style-name="gr4" draw:text-style-name="P2" draw:layer="layout" svg:x1="18.272cm" svg:y1="12.43cm" svg:x2="17.129cm" svg:y2="12.43cm">
          <text:p/>
        </draw:line>
        <draw:frame draw:style-name="gr6" draw:text-style-name="P3" draw:layer="layout" svg:width="1.077cm" svg:height="1.433cm" svg:x="6.334cm" svg:y="5.318cm">
          <draw:text-box>
            <text:p><text:span text:style-name="T1">p1, p2, ... </text:span></text:p>
          </draw:text-box>
        </draw:frame>
        <draw:frame draw:style-name="gr5" draw:text-style-name="P4" draw:layer="layout" svg:width="3.207cm" svg:height="0.683cm" svg:x="3.032cm" svg:y="15.938cm">
          <draw:text-box>
            <text:p><text:span text:style-name="T2">Data model API</text:span></text:p>
          </draw:text-box>
        </draw:frame>
        <draw:frame draw:style-name="gr7" draw:text-style-name="P4" draw:layer="layout" svg:width="4.828cm" svg:height="0.81cm" svg:x="15.024cm" svg:y="15.886cm">
          <draw:text-box>
            <text:p><text:span text:style-name="T2">Data model configuration</text:span></text:p>
          </draw:text-box>
        </draw:frame>
        <draw:line draw:style-name="gr3" draw:text-style-name="P2" draw:layer="layout" svg:x1="15.859cm" svg:y1="7.35cm" svg:x2="14.462cm" svg:y2="7.35cm">
          <text:p/>
        </draw:line>
        <draw:line draw:style-name="gr3" draw:text-style-name="P2" draw:layer="layout" svg:x1="10.652cm" svg:y1="7.223cm" svg:x2="10.652cm" svg:y2="11.16cm">
          <text:p/>
        </draw:line>
        <draw:line draw:style-name="gr4" draw:text-style-name="P2" draw:layer="layout" svg:x1="10.652cm" svg:y1="11.16cm" svg:x2="11.922cm" svg:y2="11.16cm">
          <text:p/>
        </draw:line>
        <draw:frame draw:style-name="gr8" draw:text-style-name="P4" draw:layer="layout" svg:width="1.476cm" svg:height="0.762cm" svg:x="9.938cm" svg:y="11.287cm">
          <draw:text-box>
            <text:p><text:span text:style-name="T2">query</text:span></text:p>
          </draw:text-box>
        </draw:frame>
        <draw:frame draw:style-name="gr8" draw:text-style-name="P4" draw:layer="layout" svg:width="1.476cm" svg:height="0.762cm" svg:x="14.97cm" svg:y="12.684cm">
          <draw:text-box>
            <text:p><text:span text:style-name="T2">filter</text:span></text:p>
          </draw:text-box>
        </draw:frame>
        <draw:frame draw:style-name="gr8" draw:text-style-name="P4" draw:layer="layout" svg:width="3.127cm" svg:height="1.115cm" svg:x="5.574cm" svg:y="3.113cm">
          <draw:text-box>
            <text:p><text:span text:style-name="T2">Data model parameters</text:span></text:p>
          </draw:text-box>
        </draw:frame>
        <draw:frame draw:style-name="gr8" draw:text-style-name="P4" draw:layer="layout" svg:width="2.746cm" svg:height="0.762cm" svg:x="11.727cm" svg:y="3.894cm">
          <draw:text-box>
            <text:p><text:span text:style-name="T2">Query Entity</text:span></text:p>
          </draw:text-box>
        </draw:frame>
        <draw:frame draw:style-name="gr8" draw:text-style-name="P4" draw:layer="layout" svg:width="2.746cm" svg:height="0.762cm" svg:x="11.781cm" svg:y="9.636cm">
          <draw:text-box>
            <text:p><text:span text:style-name="T2">Query Entity</text:span></text:p>
          </draw:text-box>
        </draw:frame>
        <draw:frame draw:style-name="gr8" draw:text-style-name="P4" draw:layer="layout" svg:width="1.948cm" svg:height="0.762cm" svg:x="9.658cm" svg:y="4.774cm">
          <draw:text-box>
            <text:p><text:span text:style-name="T2">query</text:span></text:p>
          </draw:text-box>
        </draw:frame>
        <draw:line draw:style-name="gr3" draw:text-style-name="P2" draw:layer="layout" svg:x1="3.667cm" svg:y1="12.43cm" svg:x2="3.667cm" svg:y2="15.605cm">
          <text:p/>
        </draw:line>
        <draw:line draw:style-name="gr3" draw:text-style-name="P2" draw:layer="layout" svg:x1="18.272cm" svg:y1="12.43cm" svg:x2="18.272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1-14T15:16:46</dc:date>
    <dc:creator>vv </dc:creator>
    <meta:editing-duration>PT5H1M52S</meta:editing-duration>
    <meta:editing-cycles>21</meta:editing-cycles>
    <meta:generator>LibreOffice/3.5$Linux_x86 LibreOffice_project/350m1$Build-2</meta:generator>
    <meta:document-statistic meta:object-count="29"/>
  </office:meta>
</office:document-meta>
</file>